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control the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First, we will discuss how these signals work.</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each time you press a button. Each pulse that is emitted is one of two lengths - if intended to be interpreted as a LOW bit (0), the pulse duration is approximately 500 microseconds (0.5mS), whereas the duration of a HIGH pulse (1) is approximately 1100 microseconds (1.1mS). We can easily read the pulses that are transmitted using the pulseIn() command on the Arduino as shown: <text:s/></text:p>
      <text:p text:style-name="Text_20_body"/>
      <text:p text:style-name="Text_20_body"><text:s text:c="2"/>pulse_val = pulseIn(4, HIGH, 10000);</text:p>
      <text:p text:style-name="Text_20_body"><text:soft-page-break/></text:p>
      <text:p text:style-name="Text_20_body"><text:s text:c="2"/>This command takes 3 arguments and will watch a given pin (the first argument - D4 in the example above) as an input. When the pin changes state from 0v to +5v, this pulseIn() command will start recording the time duration in microseconds of how long that pin stays HIGH, which is the second argument that determines what part of the pulse to measure (LOW, HIGH, or CHANGE). Once the electrical pulse is finished and the voltage level drops back down to 0v, the value that was calculated is then passed into the "pulse_val" variable shown above. The third argument is optional, but determines how long (in microseconds) the Arduino will wait on that pin to receive a pulse before it continues to the rest of the loop - if ommitted, the default "timeout" value is 1 second (100000uS).</text:p>
      <text:p text:style-name="Text_20_body"/>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text:p>
      <text:p text:style-name="Text_20_body"/>
      <text:p text:style-name="Text_20_body"><text:s text:c="4"/>void booleanize(){</text:p>
      <text:p text:style-name="Text_20_body"><text:s text:c="6"/>if (pulse_val &gt; 750){</text:p>
      <text:p text:style-name="Text_20_body"><text:s text:c="8"/>pulse_val = 1;</text:p>
      <text:p text:style-name="Text_20_body"><text:s text:c="6"/>}</text:p>
      <text:p text:style-name="Text_20_body"><text:s text:c="6"/>else {</text:p>
      <text:p text:style-name="Text_20_body"><text:s text:c="8"/>pulse_val = 0;</text:p>
      <text:p text:style-name="Text_20_body"><text:s text:c="6"/>}</text:p>
      <text:p text:style-name="Text_20_body"><text:s text:c="4"/>}</text:p>
      <text:p text:style-name="Text_20_body"/>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
      <text:p text:style-name="Text_20_body"><text:s text:c="2"/>Now that we have a clean data bit from each pulse, we need to add the booleanized pulses from each signal into one variable that can be analyzed – enter the String object.</text:p>
      <text:h text:style-name="Heading_20_2" text:outline-level="2"><text:soft-page-break/>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String test_string = “Hello”</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text:p>
      <text:p text:style-name="Text_20_body"><text:s text:c="2"/></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text:p>
      <text:p text:style-name="Text_20_body"><text:s text:c="2"/>String tester = “0001”</text:p>
      <text:p text:style-name="Text_20_body"><text:s text:c="2"/>if (tester.substring(3) == "1"){</text:p>
      <text:p text:style-name="Text_20_body"><text:s text:c="4"/>// do something cool here</text:p>
      <text:p text:style-name="Text_20_body"><text:s text:c="2"/>}</text:p>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text:p>
      <text:p text:style-name="Text_20_body"><text:soft-page-break/>0000, 0001, 0010, 0011, 0111, 0110, 0101, 0100, 1000, 1001, 1010, 1011, 1100, 1101, 1110, 1111.</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like so:</text:p>
      <text:p text:style-name="Text_20_body"/>
      <text:p text:style-name="Text_20_body"><text:s text:c="2"/>String stringOne = “Hello ”;</text:p>
      <text:p text:style-name="Text_20_body"><text:s text:c="2"/>String stringTwo = “World”;</text:p>
      <text:p text:style-name="Text_20_body"><text:s text:c="2"/>String stringThree = stringOne + stringTwo;</text:p>
      <text:p text:style-name="Text_20_body"><text:s text:c="2"/>stringThree =&gt; “Hello World”</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 </text:p>
      <text:p text:style-name="Text_20_body"><text:s text:c="2"/>You can now see that by adding the last few programming concepts that we discussed, we are ready to start testing the code on an actual IR sensor, to see what strings of data we can get from it.</text:p>
      <text:p text:style-name="Text_20_body"><text:tab/></text:p>
      <text:h text:style-name="Heading_20_2" text:outline-level="2">The Infrared Detector</text:h>
      <text:p text:style-name="Text_20_body"><text:s text:c="2"/>Since infrared detectors are simply transistors that are opened when a sufficient amount of infrared light enters the detector, there are a number of factors that can cause interference, usually from various other light sources. If this happens, the signal will be distorted and therefore useless to decode.</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that has a logic chip built-in to ignore non-control related infrared light. </text:p>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that can be directly connected to the Arduino. The receiver contains 3 pins: +5v, GND, and Input. Simply connect these pins to your Arduino, and you can read the input of the IR module from any Arduino I/O pin.</text:p>
      <text:p text:style-name="Text_20_body"><text:s text:c="2"/>How do you read the sensor? Upload the code snippet below to your Arduino, then point an IR remote toward your Arduino and press any button. Open your Serial monitor, and you should see some values <text:soft-page-break/>in the form of a string appear on the screen.</text:p>
      <text:p text:style-name="Text_20_body"/>
      <text:p text:style-name="Text_20_body">// This code is intended to decode an Infrared remote using a standard Infrared receiver <text:s/>from Radio Shack</text:p>
      <text:p text:style-name="Text_20_body">// This code is tested on an Arduino Mega</text:p>
      <text:p text:style-name="Text_20_body">// Connect the IR detector input pin to Arduino D</text:p>
      <text:p text:style-name="Text_20_body">// JDW 2012</text:p>
      <text:p text:style-name="Text_20_body"/>
      <text:p text:style-name="Text_20_body">int ledPin = 13; // optional LED on pin 13</text:p>
      <text:p text:style-name="Text_20_body">int pulse_pin = 12; // connect IR receiver - I used pin 21, but you can change this if using a regular Arduino, any pin will work.</text:p>
      <text:p text:style-name="Text_20_body">int pulse_val = 0; // create a variable for the pulse values from the IR detector</text:p>
      <text:p text:style-name="Text_20_body">boolean reading = false; // a variable to check and see if the last available pulse was recently</text:p>
      <text:p text:style-name="Text_20_body">int loop_counter = 0; // counter to check loop cycles</text:p>
      <text:p text:style-name="Text_20_body">String IRstring = ""; // initiate an empty String object</text:p>
      <text:p text:style-name="Text_20_body"/>
      <text:p text:style-name="Text_20_body">void setup() { <text:s text:c="2"/></text:p>
      <text:p text:style-name="Text_20_body"><text:s text:c="2"/>// start serial monitor at 9600 bits per second</text:p>
      <text:p text:style-name="Text_20_body"><text:s text:c="2"/>Serial.begin(9600);</text:p>
      <text:p text:style-name="Text_20_body"><text:s text:c="2"/>// create OUTPUT for led on arduino pin 13</text:p>
      <text:p text:style-name="Text_20_body"><text:s text:c="2"/>pinMode(ledPin, OUTPUT);</text:p>
      <text:p text:style-name="Text_20_body"><text:s text:c="2"/>// input pulse signal from infrared remote</text:p>
      <text:p text:style-name="Text_20_body"><text:s text:c="2"/>pinMode(pulse_pin, INPUT);</text:p>
      <text:p text:style-name="Text_20_body">}</text:p>
      <text:p text:style-name="Text_20_body"/>
      <text:p text:style-name="Text_20_body">void pulse(){</text:p>
      <text:p text:style-name="Text_20_body"><text:s text:c="2"/>// use the pulseIn() function to check the length of each pulse</text:p>
      <text:p text:style-name="Text_20_body"><text:s text:c="2"/>pulse_val = pulseIn(pulse_pin, HIGH, 10000);</text:p>
      <text:p text:style-name="Text_20_body">}</text:p>
      <text:p text:style-name="Text_20_body"/>
      <text:p text:style-name="Text_20_body">void booleanize(){</text:p>
      <text:p text:style-name="Text_20_body"><text:s text:c="2"/>// this function changes the pulse readings of 500 microseconds and 1100 microseconds into 0 or 1 boolean values.</text:p>
      <text:p text:style-name="Text_20_body"><text:s text:c="2"/>if (pulse_val &gt; 750){</text:p>
      <text:p text:style-name="Text_20_body"><text:s text:c="4"/>pulse_val = 1;</text:p>
      <text:p text:style-name="Text_20_body"><text:soft-page-break/><text:s text:c="2"/>}</text:p>
      <text:p text:style-name="Text_20_body"><text:s text:c="2"/>else {</text:p>
      <text:p text:style-name="Text_20_body"><text:s text:c="4"/>pulse_val = 0;</text:p>
      <text:p text:style-name="Text_20_body"><text:s text:c="2"/>}</text:p>
      <text:p text:style-name="Text_20_body">}</text:p>
      <text:p text:style-name="Text_20_body"/>
      <text:p text:style-name="Text_20_body">void loop() {</text:p>
      <text:p text:style-name="Text_20_body"><text:s text:c="3"/>pulse(); // get a pulse reading from the IR sensor</text:p>
      <text:p text:style-name="Text_20_body"><text:s text:c="2"/>// now check to see if it is a pulse was read</text:p>
      <text:p text:style-name="Text_20_body"><text:s text:c="2"/>if (pulse_val &gt; 0){</text:p>
      <text:p text:style-name="Text_20_body"><text:s text:c="4"/>digitalWrite(ledPin, HIGH); // when a pulse is being read, turn on the LED on pin 13</text:p>
      <text:p text:style-name="Text_20_body"><text:s text:c="4"/>reading = true; // assert that we are still reading signals</text:p>
      <text:p text:style-name="Text_20_body"><text:s text:c="4"/>booleanize(); // convert each pulse into a boolean 0 or 1</text:p>
      <text:p text:style-name="Text_20_body"><text:s text:c="4"/>IRstring = IRstring + pulse_val; // append each new value to a string data object instead of an array</text:p>
      <text:p text:style-name="Text_20_body"><text:s text:c="4"/>loop_counter = 0; // since we just read a pulse, reset the pulse counter to 0</text:p>
      <text:p text:style-name="Text_20_body"><text:s text:c="2"/>}</text:p>
      <text:p text:style-name="Text_20_body"><text:s text:c="2"/>// if the pulse is not greater than 0...</text:p>
      <text:p text:style-name="Text_20_body"><text:s text:c="2"/>else {</text:p>
      <text:p text:style-name="Text_20_body"><text:s text:c="4"/>// if this is the first 0 reading after a set of pulses, go ahead and close the string out and read the pulses</text:p>
      <text:p text:style-name="Text_20_body"><text:s text:c="4"/>if (reading == true){</text:p>
      <text:p text:style-name="Text_20_body"><text:s text:c="6"/>Serial.print("RAW: ");</text:p>
      <text:p text:style-name="Text_20_body"><text:s text:c="6"/>Serial.print(IRstring); // Print the full String</text:p>
      <text:p text:style-name="Text_20_body"><text:s text:c="6"/>Serial.print(" <text:s text:c="3"/>THR: "); <text:s/></text:p>
      <text:p text:style-name="Text_20_body"><text:s text:c="6"/>Serial.print(IRstring.substring(7,11)); // Print the part of the string relevant to the Throttle</text:p>
      <text:p text:style-name="Text_20_body"><text:s text:c="6"/>Serial.print(" <text:s text:c="3"/>DIR: ");</text:p>
      <text:p text:style-name="Text_20_body"><text:s text:c="6"/>Serial.print(IRstring.substring(15,18)); // Print the part of the string relevant to the Direction</text:p>
      <text:p text:style-name="Text_20_body"><text:s text:c="6"/>Serial.print(" <text:s text:c="3"/>BUT: ");</text:p>
      <text:p text:style-name="Text_20_body"><text:s text:c="6"/>Serial.println(IRstring.substring(11,15)); // Print the part of the string relevant to the Button</text:p>
      <text:p text:style-name="Text_20_body"><text:s text:c="6"/>IRstring = ""; <text:s/>// set the string object to be empty ""</text:p>
      <text:p text:style-name="Text_20_body"><text:s text:c="4"/>}</text:p>
      <text:p text:style-name="Text_20_body"><text:s text:c="4"/>reading = false; // since we are no longer reading a pulse anymore, set the reading value to false</text:p>
      <text:p text:style-name="Text_20_body"><text:s text:c="4"/>loop_counter++; // increment the loop counter</text:p>
      <text:p text:style-name="Text_20_body"><text:s text:c="4"/>// check to see if the loop count has reached 50 without receiving a signal</text:p>
      <text:p text:style-name="Text_20_body"><text:soft-page-break/><text:s text:c="4"/>if (loop_counter &gt; 50){</text:p>
      <text:p text:style-name="Text_20_body"><text:s text:c="6"/>loop_counter = 0; // if so, reset the counter</text:p>
      <text:p text:style-name="Text_20_body"><text:s text:c="4"/>}</text:p>
      <text:p text:style-name="Text_20_body"><text:s text:c="2"/>}</text:p>
      <text:p text:style-name="Text_20_body"><text:s text:c="2"/>digitalWrite(ledPin, LOW); // turn off the LED</text:p>
      <text:p text:style-name="Text_20_body">}</text:p>
      <text:p text:style-name="Text_20_body"/>
      <text:p text:style-name="Text_20_body">T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9-25T21:21:33</dc:date>
    <dc:creator>JD </dc:creator>
    <meta:editing-duration>PT11H11M53S</meta:editing-duration>
    <meta:editing-cycles>9</meta:editing-cycles>
    <meta:document-statistic meta:table-count="0" meta:image-count="0" meta:object-count="0" meta:page-count="7" meta:paragraph-count="120" meta:word-count="2575" meta:character-count="14997" meta:non-whitespace-character-count="12027"/>
  </office:meta>
</office:document-meta>
</file>